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013c02" officeooo:paragraph-rsid="00013c02" style:font-size-asian="10.5pt"/>
    </style:style>
    <style:style style:name="P2" style:family="paragraph" style:parent-style-name="Text_20_body">
      <style:text-properties style:rfc-language-tag="sr-Latn-RS" fo:language="sr" fo:script="Latn" fo:country="RS" officeooo:rsid="00013c02" officeooo:paragraph-rsid="00013c02" style:font-size-asian="10.5pt"/>
    </style:style>
    <style:style style:name="P3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officeooo:rsid="00013c02" officeooo:paragraph-rsid="00013c02" style:font-size-asian="15.75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fo:font-weight="bold" officeooo:rsid="00013c02" officeooo:paragraph-rsid="00013c02" style:font-size-asian="15.75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8pt" style:rfc-language-tag="sr-Latn-RS" fo:language="sr" fo:script="Latn" fo:country="RS" fo:font-weight="normal" officeooo:rsid="00013c02" officeooo:paragraph-rsid="00013c02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officeooo:rsid="00013c02" officeooo:paragraph-rsid="00013c02"/>
    </style:style>
    <style:style style:name="P7" style:family="paragraph" style:parent-style-name="Text_20_body">
      <style:text-properties officeooo:paragraph-rsid="00013c02"/>
    </style:style>
    <style:style style:name="P8" style:family="paragraph" style:parent-style-name="Text_20_body">
      <style:paragraph-properties fo:text-align="justify" style:justify-single-word="false"/>
      <style:text-properties officeooo:rsid="000357f7" officeooo:paragraph-rsid="000357f7"/>
    </style:style>
    <style:style style:name="P9" style:family="paragraph" style:parent-style-name="Text_20_body">
      <style:text-properties style:font-name="Liberation Serif" officeooo:rsid="00013c02" officeooo:paragraph-rsid="00013c02"/>
    </style:style>
    <style:style style:name="P10" style:family="paragraph" style:parent-style-name="Text_20_body">
      <style:paragraph-properties fo:text-align="justify" style:justify-single-word="false"/>
      <style:text-properties officeooo:rsid="000f7b59" officeooo:paragraph-rsid="000f7b59"/>
    </style:style>
    <style:style style:name="P11" style:family="paragraph" style:parent-style-name="Text_20_body">
      <style:text-properties officeooo:rsid="000f7b59" officeooo:paragraph-rsid="000f7b59"/>
    </style:style>
    <style:style style:name="P12" style:family="paragraph" style:parent-style-name="Table_20_Contents">
      <style:text-properties fo:font-weight="bold" officeooo:rsid="00013c02" officeooo:paragraph-rsid="00013c02" style:font-weight-asian="bold" style:font-weight-complex="bold"/>
    </style:style>
    <style:style style:name="P13" style:family="paragraph" style:parent-style-name="Table_20_Contents">
      <style:text-properties fo:font-weight="bold" officeooo:rsid="00013c02" officeooo:paragraph-rsid="00013c02" style:font-size-asian="10.5pt" style:font-weight-asian="bold" style:font-weight-complex="bold"/>
    </style:style>
    <style:style style:name="P14" style:family="paragraph" style:parent-style-name="Table_20_Contents">
      <style:text-properties officeooo:rsid="00013c02" officeooo:paragraph-rsid="00013c02"/>
    </style:style>
    <style:style style:name="P15" style:family="paragraph" style:parent-style-name="Table_20_Contents">
      <style:text-properties style:font-size-asian="10.5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Text_20_body" style:list-style-name="L1">
      <style:text-properties officeooo:rsid="00013c02" officeooo:paragraph-rsid="00013c02"/>
    </style:style>
    <style:style style:name="P21" style:family="paragraph" style:parent-style-name="Heading_20_1">
      <style:text-properties officeooo:rsid="00013c02" officeooo:paragraph-rsid="00013c02"/>
    </style:style>
    <style:style style:name="P22" style:family="paragraph" style:parent-style-name="Heading_20_1">
      <style:paragraph-properties fo:break-before="page"/>
      <style:text-properties officeooo:rsid="00013c02" officeooo:paragraph-rsid="00013c02"/>
    </style:style>
    <style:style style:name="P23" style:family="paragraph" style:parent-style-name="Heading_20_2">
      <style:text-properties officeooo:rsid="00013c02" officeooo:paragraph-rsid="00013c02"/>
    </style:style>
    <style:style style:name="P24" style:family="paragraph" style:parent-style-name="Heading_20_2">
      <style:text-properties officeooo:rsid="000357f7" officeooo:paragraph-rsid="000357f7"/>
    </style:style>
    <style:style style:name="P25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style:font-name="Liberation Serif"/>
    </style:style>
    <style:style style:name="T2" style:family="text">
      <style:text-properties officeooo:rsid="000f7b59"/>
    </style:style>
    <style:style style:name="T3" style:family="text">
      <style:text-properties fo:font-size="12pt" style:rfc-language-tag="sr-Latn-RS" fo:language="sr" fo:script="Latn" fo:country="RS" style:font-size-asian="12pt" style:font-size-complex="12pt"/>
    </style:style>
    <style:style style:name="T4" style:family="text">
      <style:text-properties fo:font-size="12pt" style:rfc-language-tag="sr-Latn-RS" fo:language="sr" fo:script="Latn" fo:country="RS" officeooo:rsid="001152a4" style:font-size-asian="12pt" style:font-size-complex="12pt"/>
    </style:style>
    <style:style style:name="T5" style:family="text">
      <style:text-properties officeooo:rsid="001273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tehnički fakultet u Beogradu</text:p>
      <text:p text:style-name="P1">SI3PSI Principi Softverskog inženjerstva</text:p>
      <text:p text:style-name="P1"/>
      <text:p text:style-name="P1"/>
      <text:p text:style-name="P1"/>
      <text:p text:style-name="P1"/>
      <text:p text:style-name="P1"/>
      <text:p text:style-name="P3">Projekat Pokemania</text:p>
      <text:p text:style-name="P3"/>
      <text:p text:style-name="P4">Specifikacija scenarija upotrebe funkcionalnosti <text:span text:style-name="T2">kreiranja turnira</text:span></text:p>
      <text:p text:style-name="P4"/>
      <text:p text:style-name="P5">Verzija 1.0</text:p>
      <text:h text:style-name="P22" text:outline-level="1"><text:bookmark-start text:name="__RefHeading___Toc105_1498849912"/><text:span text:style-name="T1">Istorija</text:span> <text:span text:style-name="T1">izmena</text:span><text:bookmark-end text:name="__RefHeading___Toc105_1498849912"/></text:h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Datum</text:p>
          </table:table-cell>
          <table:table-cell table:style-name="Table1.A1" office:value-type="string">
            <text:p text:style-name="P12">Verzija</text:p>
          </table:table-cell>
          <table:table-cell table:style-name="Table1.A1" office:value-type="string">
            <text:p text:style-name="P12">Kratak opis</text:p>
          </table:table-cell>
          <table:table-cell table:style-name="Table1.D1" office:value-type="string">
            <text:p text:style-name="P12">Autor</text:p>
          </table:table-cell>
        </table:table-row>
        <table:table-row>
          <table:table-cell table:style-name="Table1.A2" office:value-type="string">
            <text:p text:style-name="P14">26.02.2020.</text:p>
          </table:table-cell>
          <table:table-cell table:style-name="Table1.A2" office:value-type="string">
            <text:p text:style-name="P14">1.0</text:p>
          </table:table-cell>
          <table:table-cell table:style-name="Table1.A2" office:value-type="string">
            <text:p text:style-name="P14">osnovna verzija</text:p>
          </table:table-cell>
          <table:table-cell table:style-name="Table1.D2" office:value-type="string">
            <text:p text:style-name="P14">Marko Divjak</text:p>
          </table:table-cell>
        </table:table-row>
      </table:table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adržaj</text:p>
          </text:index-title>
          <text:p text:style-name="P17"><text:a xlink:type="simple" xlink:href="#__RefHeading___Toc105_1498849912" text:style-name="Index_20_Link" text:visited-style-name="Index_20_Link">Istorija izmena<text:tab/>2</text:a></text:p>
          <text:p text:style-name="P17"><text:a xlink:type="simple" xlink:href="#__RefHeading___Toc108_1498849912" text:style-name="Index_20_Link" text:visited-style-name="Index_20_Link">1. Uvod<text:tab/>4</text:a></text:p>
          <text:p text:style-name="P19"><text:a xlink:type="simple" xlink:href="#__RefHeading___Toc110_1498849912" text:style-name="Index_20_Link" text:visited-style-name="Index_20_Link">1.1 Rezime<text:tab/>4</text:a></text:p>
          <text:p text:style-name="P19"><text:a xlink:type="simple" xlink:href="#__RefHeading___Toc112_1498849912" text:style-name="Index_20_Link" text:visited-style-name="Index_20_Link">1.2 Namena dokumenta i ciljne grupe<text:tab/>4</text:a></text:p>
          <text:p text:style-name="P19"><text:a xlink:type="simple" xlink:href="#__RefHeading___Toc114_1498849912" text:style-name="Index_20_Link" text:visited-style-name="Index_20_Link">1.3 Reference<text:tab/>4</text:a></text:p>
          <text:p text:style-name="P19"><text:a xlink:type="simple" xlink:href="#__RefHeading___Toc116_1498849912" text:style-name="Index_20_Link" text:visited-style-name="Index_20_Link">1.4 Otvorena pitanja<text:tab/>4</text:a></text:p>
          <text:p text:style-name="P17"><text:a xlink:type="simple" xlink:href="#__RefHeading___Toc118_1498849912" text:style-name="Index_20_Link" text:visited-style-name="Index_20_Link">2. Scenario kreiranja turnira<text:tab/>4</text:a></text:p>
          <text:p text:style-name="P19"><text:a xlink:type="simple" xlink:href="#__RefHeading___Toc120_1498849912" text:style-name="Index_20_Link" text:visited-style-name="Index_20_Link">2.1 Kratak opis<text:tab/>4</text:a></text:p>
          <text:p text:style-name="P19"><text:a xlink:type="simple" xlink:href="#__RefHeading___Toc122_1498849912" text:style-name="Index_20_Link" text:visited-style-name="Index_20_Link">2.2 Tok događaja<text:tab/>4</text:a></text:p>
          <text:p text:style-name="P18"><text:a xlink:type="simple" xlink:href="#__RefHeading___Toc124_1498849912" text:style-name="Index_20_Link" text:visited-style-name="Index_20_Link">2.2.1 Administrator unosi sve podatke za kreiranje turnira<text:tab/>4</text:a></text:p>
          <text:p text:style-name="P19"><text:a xlink:type="simple" xlink:href="#__RefHeading___Toc128_1498849912" text:style-name="Index_20_Link" text:visited-style-name="Index_20_Link">2.3 Posebni zahtevi<text:tab/>4</text:a></text:p>
          <text:p text:style-name="P19"><text:a xlink:type="simple" xlink:href="#__RefHeading___Toc130_1498849912" text:style-name="Index_20_Link" text:visited-style-name="Index_20_Link">2.4 Preduslovi<text:tab/>5</text:a></text:p>
          <text:p text:style-name="P19"><text:a xlink:type="simple" xlink:href="#__RefHeading___Toc132_1498849912" text:style-name="Index_20_Link" text:visited-style-name="Index_20_Link">2.5 Posledice<text:tab/>5</text:a></text:p>
        </text:index-body>
      </text:table-of-content>
      <text:p text:style-name="P9"/>
      <text:h text:style-name="P22" text:outline-level="1"><text:bookmark-start text:name="__RefHeading___Toc108_1498849912"/>1. Uvod<text:bookmark-end text:name="__RefHeading___Toc108_1498849912"/></text:h>
      <text:h text:style-name="P23" text:outline-level="2"><text:bookmark-start text:name="__RefHeading___Toc110_1498849912"/>1.1 Rezime<text:bookmark-end text:name="__RefHeading___Toc110_1498849912"/></text:h>
      <text:p text:style-name="P2">Definisanje scenarija upotrebe <text:span text:style-name="T2">kreiranja turnira.</text:span></text:p>
      <text:h text:style-name="P23" text:outline-level="2"><text:bookmark-start text:name="__RefHeading___Toc112_1498849912"/>1.2 Namena dokumenta i ciljne grupe<text:bookmark-end text:name="__RefHeading___Toc112_1498849912"/></text:h>
      <text:p text:style-name="P6">Dokument će koristiti svi članovi projektnog tima u razvoju projekta i testiranju, a može se koristiti i pri pisanju uputstva za upotrebu.</text:p>
      <text:h text:style-name="P23" text:outline-level="2"><text:bookmark-start text:name="__RefHeading___Toc114_1498849912"/>1.3 Reference<text:bookmark-end text:name="__RefHeading___Toc114_1498849912"/></text:h>
      <text:list xml:id="list1856569906" text:style-name="L1">
        <text:list-item>
          <text:p text:style-name="P20">Projektni zadatak</text:p>
        </text:list-item>
        <text:list-item>
          <text:p text:style-name="P20">Uputstvo za pisanje scenarija upotrebe funkcionalnosti</text:p>
        </text:list-item>
        <text:list-item>
          <text:p text:style-name="P20">Guidelines‚ Use Case, Rational Unified Process 2000</text:p>
        </text:list-item>
        <text:list-item>
          <text:p text:style-name="P20">Guidelines, Use Case Storyboard, Rational Unified Process 2000</text:p>
        </text:list-item>
      </text:list>
      <text:h text:style-name="P23" text:outline-level="2"><text:bookmark-start text:name="__RefHeading___Toc116_1498849912"/>1.4 Otvorena pitanja<text:bookmark-end text:name="__RefHeading___Toc116_1498849912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itanje</text:p>
          </table:table-cell>
          <table:table-cell table:style-name="Table2.B1" office:value-type="string">
            <text:p text:style-name="P13">Rešenje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</table:table>
      <text:p text:style-name="P7"/>
      <text:h text:style-name="P21" text:outline-level="1"><text:bookmark-start text:name="__RefHeading___Toc118_1498849912"/>2. Scenario <text:span text:style-name="T2">kreiranja turnira</text:span><text:bookmark-end text:name="__RefHeading___Toc118_1498849912"/></text:h>
      <text:h text:style-name="P24" text:outline-level="2"><text:bookmark-start text:name="__RefHeading___Toc120_1498849912"/>2.1 Kratak opis<text:bookmark-end text:name="__RefHeading___Toc120_1498849912"/></text:h>
      <text:p text:style-name="P10">Administrator ima mogućnost kreiranja i brisanja turnira. Prilikom stvaranja turnira definiše: cenu prijave, datum kraja, nagradu, minimalni i maksimalni nivo koji pokemoni moraju da zadovolje.</text:p>
      <text:h text:style-name="P24" text:outline-level="2"><text:bookmark-start text:name="__RefHeading___Toc122_1498849912"/>2.2 Tok događaja<text:bookmark-end text:name="__RefHeading___Toc122_1498849912"/></text:h>
      <text:h text:style-name="P25" text:outline-level="3"><text:bookmark-start text:name="__RefHeading___Toc124_1498849912"/>2.2.1 <text:span text:style-name="T2">Administrator unosi sve podatke za kreiranje turnira</text:span><text:bookmark-end text:name="__RefHeading___Toc124_1498849912"/></text:h>
      <text:p text:style-name="P10"><text:span text:style-name="T3">Administrator definiše naziv turnira, cenu prijave, datum kraja, nagradu kao i minimalni i maksimalni nivo pokemona koji može da se bori na turniru. Klikom na dugme za kreiranje turnira kreira se novi turnir </text:span><text:span text:style-name="T4">ukoliko je ime turnira jedinstveno tj. ne potoji već napravljen turnira sa istim nazivom.</text:span></text:p>
      <text:h text:style-name="P24" text:outline-level="2"><text:bookmark-start text:name="__RefHeading___Toc128_1498849912"/>2.3 Posebni zahtevi<text:bookmark-end text:name="__RefHeading___Toc128_1498849912"/></text:h>
      <text:p text:style-name="P10">Nema.</text:p>
      <text:h text:style-name="P24" text:outline-level="2"><text:bookmark-start text:name="__RefHeading___Toc130_1498849912"/><text:soft-page-break/>2.4 Preduslovi<text:bookmark-end text:name="__RefHeading___Toc130_1498849912"/></text:h>
      <text:p text:style-name="P8">Pre <text:span text:style-name="T2">kreiranja turnira administrator</text:span> mora da bude ulogovan u sistem (login scenario uspešan). <text:span text:style-name="T5">Ne postoji već kreiran turnir sa istim nazivom.</text:span></text:p>
      <text:h text:style-name="P24" text:outline-level="2"><text:bookmark-start text:name="__RefHeading___Toc132_1498849912"/>2.5 Posledice<text:bookmark-end text:name="__RefHeading___Toc132_1498849912"/></text:h>
      <text:p text:style-name="P11">Kreira se novi turnir koji korisnici mogu da vide prilikom pregleda turnira za koje mogu da se prija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rfc-language-tag="sr-Latn-RS" fo:language="sr" fo:script="Latn" fo:country="RS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start" style:justify-single-word="false"/>
      <style:text-properties fo:font-size="18.2000007629395pt" style:rfc-language-tag="sr-Latn-RS" fo:language="sr" fo:script="Latn" fo:country="RS" fo:font-weight="bold" officeooo:rsid="00013c02" style:font-size-asian="18.2000007629395pt" style:font-weight-asian="bold" style:font-size-complex="18.200000762939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.1000003814697pt" style:rfc-language-tag="sr-Latn-RS" fo:language="sr" fo:script="Latn" fo:country="RS" fo:font-weight="bold" style:font-size-asian="16.1000003814697pt" style:font-weight-asian="bold" style:font-size-complex="16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.1000003814697pt" style:rfc-language-tag="sr-Latn-RS" fo:language="sr" fo:script="Latn" fo:country="RS" fo:font-weight="bold" officeooo:rsid="000357f7" style:font-size-asian="14.1000003814697pt" style:font-weight-asian="bold" style:font-size-complex="14.1000003814697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07:35.512658867</meta:creation-date>
    <dc:date>2020-02-27T12:02:50.489525247</dc:date>
    <meta:editing-duration>PT29M22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5" meta:paragraph-count="53" meta:word-count="295" meta:character-count="1931" meta:non-whitespace-character-count="1693"/>
  </office:meta>
</office:document-meta>
</file>